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Menlo" svg:font-family="Menlo, Monaco, Consolas, 'Liberation Mono', 'Courier New', monospace"/>
    <style:font-face style:name="Roboto" svg:font-family="Roboto, Helvetica, sans-serif"/>
    <style:font-face style:name="Zilla Slab" svg:font-family="'Zilla Slab', 'Helvetica Neue', Helvetic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rsid="0020529a" officeooo:paragraph-rsid="0020529a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rsid="0020529a" officeooo:paragraph-rsid="002621be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text-transform="uppercase" fo:color="#000000" style:font-name="Roboto" fo:font-size="12pt" fo:letter-spacing="0.026cm" fo:font-style="normal" fo:font-weight="bold" officeooo:rsid="002621be" officeooo:paragraph-rsid="002621be" style:font-size-asian="12pt" style:font-size-complex="12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text-transform="uppercase" fo:color="#000000" style:font-name="Roboto" fo:font-size="11.25pt" fo:letter-spacing="0.026cm" fo:font-style="normal" fo:font-weight="bold" officeooo:rsid="002621be" officeooo:paragraph-rsid="002621b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text-transform="uppercase" fo:color="#000000" style:font-name="Roboto" fo:font-size="11.25pt" fo:letter-spacing="0.026cm" fo:font-style="normal" fo:font-weight="bold" officeooo:rsid="0020529a" officeooo:paragraph-rsid="0020529a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64a4c" style:font-name="Zilla Slab" fo:font-size="12.75pt" fo:letter-spacing="normal" fo:font-style="normal" fo:font-weight="normal" officeooo:rsid="001e58c9" officeooo:paragraph-rsid="001ee3b4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64a4c" style:font-name="Zilla Slab" fo:font-size="12.75pt" fo:letter-spacing="normal" fo:font-style="normal" fo:font-weight="normal"/>
    </style:style>
    <style:style style:name="P8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d9534f" fo:letter-spacing="normal" officeooo:rsid="0020529a" officeooo:paragraph-rsid="002621be"/>
    </style:style>
    <style:style style:name="P9" style:family="paragraph" style:parent-style-name="Heading_20_4">
      <style:paragraph-properties fo:margin-left="0cm" fo:margin-right="0cm" fo:orphans="2" fo:widows="2" fo:text-indent="0cm" style:auto-text-indent="false" fo:break-before="page"/>
      <style:text-properties fo:font-variant="normal" fo:text-transform="none" fo:color="#d9534f" style:font-name="Roboto" fo:letter-spacing="normal" fo:font-style="normal" fo:font-weight="bold" officeooo:rsid="001e58c9" officeooo:paragraph-rsid="001ee3b4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Mono" fo:font-size="10pt" officeooo:rsid="002f6980" officeooo:paragraph-rsid="002f6980" style:font-size-asian="10pt" style:font-size-complex="10pt"/>
    </style:style>
    <style:style style:name="P12" style:family="paragraph" style:parent-style-name="Text_20_body">
      <style:text-properties officeooo:paragraph-rsid="002f6980"/>
    </style:style>
    <style:style style:name="P13" style:family="paragraph" style:parent-style-name="Text_20_body">
      <style:text-properties officeooo:paragraph-rsid="00304939"/>
    </style:style>
    <style:style style:name="P14" style:family="paragraph" style:parent-style-name="Text_20_body">
      <style:text-properties style:font-name="Liberation Mono" fo:font-size="10pt" officeooo:rsid="00321500" officeooo:paragraph-rsid="00321500" style:font-size-asian="10pt" style:font-size-complex="10pt"/>
    </style:style>
    <style:style style:name="P15" style:family="paragraph" style:parent-style-name="Preformatted_20_Text">
      <style:text-properties officeooo:paragraph-rsid="002f6980"/>
    </style:style>
    <style:style style:name="P16" style:family="paragraph" style:parent-style-name="Preformatted_20_Text">
      <style:text-properties officeooo:paragraph-rsid="00304939"/>
    </style:style>
    <style:style style:name="P17" style:family="paragraph" style:parent-style-name="Preformatted_20_Text">
      <style:text-properties officeooo:paragraph-rsid="0032ab70"/>
    </style:style>
    <style:style style:name="T1" style:family="text">
      <style:text-properties fo:text-transform="uppercase" style:font-name="Roboto" fo:font-size="11.25pt" fo:letter-spacing="0.026cm" fo:font-style="normal" fo:font-weight="bold"/>
    </style:style>
    <style:style style:name="T2" style:family="text">
      <style:text-properties fo:text-transform="uppercase" style:font-name="Roboto" fo:font-size="11.25pt" fo:letter-spacing="0.026cm" fo:font-style="normal" fo:font-weight="bold" officeooo:rsid="002621be"/>
    </style:style>
    <style:style style:name="T3" style:family="text">
      <style:text-properties fo:text-transform="uppercase" fo:color="#000000" style:font-name="Roboto" fo:font-size="11.25pt" fo:letter-spacing="0.026cm" fo:font-style="normal" fo:font-weight="bold" officeooo:rsid="0020529a" fo:background-color="#f7f7f9" loext:char-shading-value="0" style:font-size-asian="20pt" style:font-weight-asian="bold" style:font-size-complex="20pt" style:font-weight-complex="bold"/>
    </style:style>
    <style:style style:name="T4" style:family="text">
      <style:text-properties fo:font-variant="normal" fo:text-transform="none" fo:color="#000000" style:font-name="Roboto" fo:font-size="20pt" fo:letter-spacing="normal" fo:font-style="normal" fo:font-weight="bold" officeooo:rsid="0020529a" fo:background-color="#f7f7f9" loext:char-shading-value="0" style:font-size-asian="20pt" style:font-weight-asian="bold" style:font-size-complex="20pt" style:font-weight-complex="bold"/>
    </style:style>
    <style:style style:name="T5" style:family="text">
      <style:text-properties fo:color="#000000" style:font-name="Roboto" fo:font-size="20pt" fo:font-style="normal" fo:font-weight="bold" fo:background-color="#f7f7f9" loext:char-shading-value="0" style:font-size-asian="20pt" style:font-weight-asian="bold" style:font-size-complex="20pt" style:font-weight-complex="bold"/>
    </style:style>
    <style:style style:name="T6" style:family="text">
      <style:text-properties fo:color="#000000" style:font-name="Roboto" fo:font-size="20pt" fo:background-color="#f7f7f9" loext:char-shading-value="0" style:font-size-asian="20pt" style:font-weight-asian="bold" style:font-size-complex="20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officeooo:rsid="002f6980"/>
    </style:style>
    <style:style style:name="T10" style:family="text">
      <style:text-properties officeooo:rsid="00304939"/>
    </style:style>
    <style:style style:name="T11" style:family="text">
      <style:text-properties officeooo:rsid="0032ab70"/>
    </style:style>
    <style:style style:name="T12" style:family="text">
      <style:text-properties fo:font-size="10pt" officeooo:rsid="002f6980" style:font-size-asian="10pt" style:font-size-complex="10pt"/>
    </style:style>
    <style:style style:name="T13" style:family="text">
      <style:text-properties fo:font-size="10pt" officeooo:rsid="00304939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de selectores</text:p>
      <text:p text:style-name="P4"/>
      <text:p text:style-name="P1"><text:span text:style-name="T1">INDICA DESPUÉS DE CADA TIPO DE SELECTOR A QU</text:span><text:span text:style-name="T2">É</text:span><text:span text:style-name="T1"> ELEMENTOS SE APLICARAN LOS ESTILOS ESPECIFICADOS:</text:span></text:p>
      <text:p text:style-name="P5"/>
      <text:h text:style-name="P8" text:outline-level="4"><text:span text:style-name="Source_20_Text"><text:span text:style-name="T5">Selectores Básicos</text:span></text:span></text:h>
      <text:p text:style-name="P2"><text:span text:style-name="Source_20_Text"><text:span text:style-name="T3"/></text:span></text:p>
      <text:p text:style-name="P10">1</text:p>
      <text:p text:style-name="Preformatted_20_Text"><text:bookmark text:name="tipo-ejemplo"/><text:span text:style-name="Source_20_Text">article {</text:span></text:p>
      <text:p text:style-name="Preformatted_20_Text"><text:span text:style-name="Source_20_Text"><text:s text:c="3"/>color: #fff;</text:span></text:p>
      <text:p text:style-name="Preformatted_20_Text"><text:span text:style-name="Source_20_Text"><text:s text:c="3"/>background: #FF6347;</text:span></text:p>
      <text:p text:style-name="Preformatted_20_Text"><text:span text:style-name="Source_20_Text"><text:s text:c="3"/>padding: 10px;</text:span></text:p>
      <text:p text:style-name="Preformatted_20_Text"><text:span text:style-name="Source_20_Text">}</text:span></text:p>
      <text:p text:style-name="Standard"/>
      <text:p text:style-name="P11">Aplica cambios de estilos de color de texto, color de fondo y el espacio de relleno (padding) al elemento article.</text:p>
      <text:p text:style-name="Standard"/>
      <text:p text:style-name="Standard"><text:span text:style-name="Source_20_Text"><text:span text:style-name="T7">2</text:span></text:span></text:p>
      <text:p text:style-name="Preformatted_20_Text"><text:bookmark text:name="grupo-ejemplo1"/><text:bookmark text:name="grupo-ejemplo"/><text:span text:style-name="Source_20_Text">header, footer {</text:span></text:p>
      <text:p text:style-name="Preformatted_20_Text"><text:span text:style-name="Source_20_Text"><text:s text:c="3"/>background: #DAA520;</text:span></text:p>
      <text:p text:style-name="Preformatted_20_Text"><text:span text:style-name="Source_20_Text"><text:s text:c="3"/>color: #fff;</text:span></text:p>
      <text:p text:style-name="Preformatted_20_Text"><text:span text:style-name="Source_20_Text"><text:s text:c="3"/>text-align: center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15"><text:span text:style-name="Source_20_Text"><text:span text:style-name="T9">Aplica cambios de color de fondo, color de texto y alineación de texto a los componentes header y footer.</text:span></text:span></text:p>
      <text:p text:style-name="P15"><text:span text:style-name="Source_20_Text"/></text:p>
      <text:p text:style-name="Standard"><text:span text:style-name="Source_20_Text"><text:span text:style-name="T7">3</text:span></text:span></text:p>
      <text:p text:style-name="Preformatted_20_Text"><text:bookmark text:name="clase"/><text:span text:style-name="Source_20_Text">.personal {</text:span></text:p>
      <text:p text:style-name="Preformatted_20_Text"><text:span text:style-name="Source_20_Text"><text:s text:c="3"/>color: #FF6347;</text:span></text:p>
      <text:p text:style-name="Preformatted_20_Text"><text:span text:style-name="Source_20_Text"><text:s text:c="3"/>text-decoration: underline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12"><text:span text:style-name="Source_20_Text"><text:span text:style-name="T12">Aplica cambios de color de texto y decoración de texto a la clase personal.</text:span></text:span></text:p>
      <text:p text:style-name="P10">4</text:p>
      <text:p text:style-name="Preformatted_20_Text"><text:bookmark text:name="id"/><text:span text:style-name="Source_20_Text">#principal {</text:span></text:p>
      <text:p text:style-name="Preformatted_20_Text"><text:span text:style-name="Source_20_Text"><text:s text:c="3"/>background: #DAA520;</text:span></text:p>
      <text:p text:style-name="Preformatted_20_Text"><text:span text:style-name="Source_20_Text"><text:s text:c="3"/>color: #fff;</text:span></text:p>
      <text:p text:style-name="Preformatted_20_Text"><text:span text:style-name="Source_20_Text"><text:s text:c="3"/>text-align: center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15"><text:span text:style-name="Source_20_Text"><text:span text:style-name="T9">Aplica cambios de color de fondo, color de texto y alineación de texto al selector de id principal</text:span></text:span></text:p>
      <text:p text:style-name="Preformatted_20_Text"><text:span text:style-name="Source_20_Text"/></text:p>
      <text:p text:style-name="Text_20_body"><text:span text:style-name="Source_20_Text"><text:span text:style-name="T8">5</text:span></text:span></text:p>
      <text:p text:style-name="Preformatted_20_Text"><text:bookmark text:name="universal"/><text:span text:style-name="Source_20_Text">.contenedor &gt; * {</text:span></text:p>
      <text:p text:style-name="Preformatted_20_Text"><text:span text:style-name="Source_20_Text"><text:s text:c="4"/>color: #000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16"><text:span text:style-name="Source_20_Text"><text:span text:style-name="T10">Aplica cambios de color de texto a todos los elementos hijos de la clase contenedor</text:span></text:span></text:p>
      <text:h text:style-name="Heading_20_4" text:outline-level="4"><text:soft-page-break/><text:span text:style-name="Source_20_Text"><text:span text:style-name="T4"/></text:span></text:h>
      <text:h text:style-name="Heading_20_4" text:outline-level="4"><text:span text:style-name="Source_20_Text"><text:span text:style-name="T4">Selectores Compuestos (Combinadores)</text:span></text:span></text:h>
      <text:p text:style-name="Text_20_body"><text:span text:style-name="Source_20_Text">Este grupo combina múltiples selectores para poder alcanzar elementos HTML en función de su posición en el documento.</text:span></text:p>
      <text:p text:style-name="Text_20_body"><text:span text:style-name="Source_20_Text"><text:span text:style-name="T7">6</text:span></text:span></text:p>
      <text:p text:style-name="Preformatted_20_Text"><text:bookmark text:name="descendiente"/><text:span text:style-name="Source_20_Text">div p {</text:span></text:p>
      <text:p text:style-name="Preformatted_20_Text"><text:span text:style-name="Source_20_Text"><text:s text:c="3"/>background: #9E9E9E;</text:span></text:p>
      <text:p text:style-name="Preformatted_20_Text"><text:span text:style-name="Source_20_Text"><text:s text:c="3"/>color: #fff;</text:span></text:p>
      <text:p text:style-name="Preformatted_20_Text"><text:span text:style-name="Source_20_Text"><text:s text:c="3"/>padding: 10px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13"><text:span text:style-name="Source_20_Text"><text:span text:style-name="T13">Modifica los atributos de color de fondo, color de texto y el espacio de relleno a todos los elementos p dentro de div</text:span></text:span></text:p>
      <text:p text:style-name="Standard"><text:span text:style-name="Source_20_Text"><text:span text:style-name="T7">7</text:span></text:span></text:p>
      <text:p text:style-name="Preformatted_20_Text"><text:bookmark text:name="hijo-directo"/><text:span text:style-name="Source_20_Text">div &gt; p {</text:span></text:p>
      <text:p text:style-name="Preformatted_20_Text"><text:span text:style-name="Source_20_Text"><text:s text:c="3"/>background: #8BC34A;</text:span></text:p>
      <text:p text:style-name="Preformatted_20_Text"><text:span text:style-name="Source_20_Text"><text:s text:c="3"/>color: #fff;</text:span></text:p>
      <text:p text:style-name="Preformatted_20_Text"><text:span text:style-name="Source_20_Text"><text:s text:c="3"/>padding: 10px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16"><text:span text:style-name="Source_20_Text"><text:span text:style-name="T10">Modifica los atributos de color de fondo, color de texto y espacio de relleno a todos los elementos p donde el elemento padre es div</text:span></text:span></text:p>
      <text:p text:style-name="Preformatted_20_Text"><text:span text:style-name="Source_20_Text"/></text:p>
      <text:p text:style-name="Preformatted_20_Text"><text:span text:style-name="Source_20_Text"/></text:p>
      <text:p text:style-name="Text_20_body"><text:span text:style-name="Source_20_Text"><text:span text:style-name="T7">8</text:span></text:span></text:p>
      <text:p text:style-name="Preformatted_20_Text"><text:bookmark text:name="hermano-adyacente"/><text:span text:style-name="Source_20_Text">div + p {</text:span></text:p>
      <text:p text:style-name="Preformatted_20_Text"><text:span text:style-name="Source_20_Text"><text:s text:c="3"/>background: #9E9E9E;</text:span></text:p>
      <text:p text:style-name="Preformatted_20_Text"><text:span text:style-name="Source_20_Text"><text:s text:c="3"/>color: #fff;</text:span></text:p>
      <text:p text:style-name="Preformatted_20_Text"><text:span text:style-name="Source_20_Text"><text:s text:c="3"/>padding: 10px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16"><text:span text:style-name="Source_20_Text"><text:span text:style-name="T10">Modifica el color de fondo, color de texto y espacio de relleno a todos los elementos de p que son colocados inmediatamente después de div<text:tab/></text:span></text:span></text:p>
      <text:p text:style-name="Preformatted_20_Text"><text:span text:style-name="Source_20_Text"/></text:p>
      <text:p text:style-name="Preformatted_20_Text"><text:span text:style-name="Source_20_Text"/></text:p>
      <text:p text:style-name="Text_20_body"><text:span text:style-name="Source_20_Text"><text:span text:style-name="T7">9</text:span></text:span></text:p>
      <text:p text:style-name="Preformatted_20_Text"><text:bookmark text:name="general-hermanos"/><text:span text:style-name="Source_20_Text">div ~ p {</text:span></text:p>
      <text:p text:style-name="Preformatted_20_Text"><text:span text:style-name="Source_20_Text"><text:s text:c="3"/>background: #8BC34A;</text:span></text:p>
      <text:p text:style-name="Preformatted_20_Text"><text:span text:style-name="Source_20_Text"><text:s text:c="3"/>color: #fff;</text:span></text:p>
      <text:p text:style-name="Preformatted_20_Text"><text:span text:style-name="Source_20_Text"><text:s text:c="3"/>padding: 10px;</text:span></text:p>
      <text:p text:style-name="Preformatted_20_Text"><text:span text:style-name="Source_20_Text">}</text:span></text:p>
      <text:p text:style-name="Text_20_body"/>
      <text:p text:style-name="P14">Modifica los atributos de color de fondo, color de texto y espacio de relleno a todos los elementos p que son precedidos por el elemento div</text:p>
      <text:h text:style-name="P9" text:outline-level="4"><text:span text:style-name="Source_20_Text"><text:span text:style-name="T6">Selectores de Atributos:</text:span></text:span></text:h>
      <text:p text:style-name="P7">Este grupo selecciona elementos HTML en base a los diferentes atributos que estos puedan tener especificados.</text:p>
      <text:p text:style-name="Preformatted_20_Text"><text:span text:style-name="Source_20_Text"><text:span text:style-name="T7">10</text:span></text:span></text:p>
      <text:p text:style-name="Preformatted_20_Text"><text:span text:style-name="Source_20_Text">div[class] {</text:span></text:p>
      <text:p text:style-name="Preformatted_20_Text"><text:span text:style-name="Source_20_Text"><text:s text:c="4"/>background: #FF9800;</text:span></text:p>
      <text:p text:style-name="Preformatted_20_Text"><text:span text:style-name="Source_20_Text"><text:s text:c="4"/>color: #fff;</text:span></text:p>
      <text:p text:style-name="Preformatted_20_Text"><text:span text:style-name="Source_20_Text"><text:s text:c="4"/>padding: 10px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17"><text:span text:style-name="Source_20_Text"><text:span text:style-name="T11">Modifica los atributos de color de fondo, color de texto y espacio de relleno a todos los elementos div que contengan un atributo class.</text:span></text:span></text:p>
      <text:p text:style-name="Preformatted_20_Text"><text:span text:style-name="Source_20_Text"/></text:p>
      <text:p text:style-name="Text_20_body"><text:span text:style-name="Source_20_Text"><text:span text:style-name="T7">11</text:span></text:span></text:p>
      <text:p text:style-name="Preformatted_20_Text"><text:bookmark text:name="atributo-valor"/><text:span text:style-name="Source_20_Text">a[rel="external"] {</text:span></text:p>
      <text:p text:style-name="Preformatted_20_Text"><text:span text:style-name="Source_20_Text"><text:s text:c="4"/>color: #FF9800;</text:span></text:p>
      <text:p text:style-name="Preformatted_20_Text"><text:span text:style-name="Source_20_Text"><text:s text:c="4"/>border: 1px dashed;</text:span></text:p>
      <text:p text:style-name="Preformatted_20_Text"><text:span text:style-name="Source_20_Text"><text:s text:c="4"/>padding: 4px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17"><text:span text:style-name="Source_20_Text"><text:span text:style-name="T11">Modifica los atributos de color de texto, borde y espacio de relleno a todos los enlaces que apunten a external.</text:span></text:span></text:p>
      <text:p text:style-name="Text_20_body"><text:span text:style-name="Source_20_Text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Menlo" svg:font-family="Menlo, Monaco, Consolas, 'Liberation Mono', 'Courier New', monospace"/>
    <style:font-face style:name="Roboto" svg:font-family="Roboto, Helvetica, sans-serif"/>
    <style:font-face style:name="Zilla Slab" svg:font-family="'Zilla Slab', 'Helvetica Neue', Helvetic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1:58:02.350665286</meta:creation-date>
    <dc:date>2019-11-04T13:40:32.275007584</dc:date>
    <meta:editing-duration>PT54M53S</meta:editing-duration>
    <meta:editing-cycles>12</meta:editing-cycles>
    <meta:generator>LibreOffice/6.1.5.2$Linux_X86_64 LibreOffice_project/10$Build-2</meta:generator>
    <meta:document-statistic meta:table-count="0" meta:image-count="0" meta:object-count="0" meta:page-count="3" meta:paragraph-count="81" meta:word-count="404" meta:character-count="2404" meta:non-whitespace-character-count="1983"/>
  </office:meta>
</office:document-meta>
</file>